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Fantom auto install fix&lt;/h4&gt;&lt;pre class="message"&gt;&lt;div class="author"&gt;user&lt;/div&gt;&lt;div&gt;rebooted computer and fantom, still no auto install&lt;/div&gt;&lt;/pre&gt;&lt;pre class="message"&gt;&lt;div class="author"&gt;ChatGPT&lt;/div&gt;&lt;div&gt;Got it — let’s troubleshoot step by step. <text:s/></text:p>
      <text:p text:style-name="Standard"/>
      <text:p text:style-name="Standard">If your Roland **Fantom 8** isn’t being automatically detected when connected by USB, here’s what to check:</text:p>
      <text:p text:style-name="Standard"/>
      <text:p text:style-name="Standard">---</text:p>
      <text:p text:style-name="Standard"/>
      <text:p text:style-name="Standard">### 🔌 1. Confirm USB Mode on the Fantom</text:p>
      <text:p text:style-name="Standard">On the Fantom itself:</text:p>
      <text:p text:style-name="Standard">1. Press **MENU → System → USB Driver**.</text:p>
      <text:p text:style-name="Standard">2. Make sure it’s set to **VENDOR** (not GENERIC). <text:s/></text:p>
      <text:p text:style-name="Standard"><text:s text:c="3"/>- *Vendor mode* allows the computer to use Roland’s dedicated driver.</text:p>
      <text:p text:style-name="Standard">3. After setting it, **power-cycle the Fantom**.</text:p>
      <text:p text:style-name="Standard"/>
      <text:p text:style-name="Standard">---</text:p>
      <text:p text:style-name="Standard"/>
      <text:p text:style-name="Standard">### 💻 2. Check Windows Device Manager</text:p>
      <text:p text:style-name="Standard">On your Dell:</text:p>
      <text:p text:style-name="Standard">1. Open **Device Manager** → expand **Sound, video and game controllers** or **Other devices**.</text:p>
      <text:p text:style-name="Standard">2. If you see “**FANTOM**” or “Unknown USB device,” right-click → **Uninstall device**, then unplug/replug the Fantom.</text:p>
      <text:p text:style-name="Standard">3. Watch if Windows attempts to reinstall the driver.</text:p>
      <text:p text:style-name="Standard"/>
      <text:p text:style-name="Standard">---</text:p>
      <text:p text:style-name="Standard"/>
      <text:p text:style-name="Standard">### 📦 3. Manually Install the Driver</text:p>
      <text:p text:style-name="Standard">If auto-install still doesn’t happen:</text:p>
      <text:p text:style-name="Standard">1. Go to the Roland page you linked: <text:s/></text:p>
      <text:p text:style-name="Standard"><text:s text:c="3"/>[Fantom-8 Windows Driver (Roland Support)](https://www.roland.com/global/support/by_product/fantom_8/updates_drivers/)</text:p>
      <text:p text:style-name="Standard">2. Download the correct version (match your Windows 10/11 build).</text:p>
      <text:p text:style-name="Standard">3. **Extract and run `setup.exe` as Administrator**.</text:p>
      <text:p text:style-name="Standard">4. When prompted, connect and power on the Fantom via USB.</text:p>
      <text:p text:style-name="Standard"/>
      <text:p text:style-name="Standard">---</text:p>
      <text:p text:style-name="Standard"/>
      <text:p text:style-name="Standard">### ⚙️ 4. Verify Connection</text:p>
      <text:p text:style-name="Standard">After install:</text:p>
      <text:p text:style-name="Standard">- In **Device Manager**, you should see “**FANTOM**” under *Sound, video and game controllers*.</text:p>
      <text:p text:style-name="Standard">- In **Control Panel → Sound → Recording/Playback**, “FANTOM Audio” should appear.</text:p>
      <text:p text:style-name="Standard">- In your DAW or MIDI software, the Fantom should show up as both **audio** and **MIDI I/O** device.</text:p>
      <text:p text:style-name="Standard"/>
      <text:p text:style-name="Standard">---</text:p>
      <text:p text:style-name="Standard"/>
      <text:p text:style-name="Standard"><text:soft-page-break/>### 🧠 Tip</text:p>
      <text:p text:style-name="Standard">If nothing appears, try a different **USB port** (preferably a USB 2.0 port directly on the laptop) and avoid USB hubs or front-panel extensions.</text:p>
      <text:p text:style-name="Standard"/>
      <text:p text:style-name="Standard">---</text:p>
      <text:p text:style-name="Standard"/>
      <text:p text:style-name="Standard">Would you like me to confirm exactly which driver version matches your Windows build (e.g., Windows 11 64-bit 23H2)?&lt;/div&gt;&lt;/pre&gt;&lt;pre class="message"&gt;&lt;div class="author"&gt;user&lt;/div&gt;&lt;div&gt;shows a fantom 6-7-8&lt;/div&gt;&lt;/pre&gt;&lt;pre class="message"&gt;&lt;div class="author"&gt;ChatGPT&lt;/div&gt;&lt;div&gt;Perfect — that’s a good sign. <text:s/></text:p>
      <text:p text:style-name="Standard"/>
      <text:p text:style-name="Standard">If Device Manager shows **“FANTOM 6-7-8”** (under *Sound, video and game controllers* or *Audio inputs and outputs*), it means Windows is **seeing the hardware** — so the USB connection is alive. <text:s/></text:p>
      <text:p text:style-name="Standard"/>
      <text:p text:style-name="Standard">Now let’s confirm where you are in the setup process:</text:p>
      <text:p text:style-name="Standard"/>
      <text:p text:style-name="Standard">---</text:p>
      <text:p text:style-name="Standard"/>
      <text:p text:style-name="Standard">### ✅ Step Check</text:p>
      <text:p text:style-name="Standard"/>
      <text:p text:style-name="Standard">**1. Driver installation status**</text:p>
      <text:p text:style-name="Standard">- Right-click **FANTOM 6-7-8 → Properties → Driver tab.**</text:p>
      <text:p text:style-name="Standard"><text:s text:c="2"/>- Does it list **Roland Corporation** as the provider?</text:p>
      <text:p text:style-name="Standard"><text:s text:c="2"/>- Or does it say **Microsoft / generic USB audio**?</text:p>
      <text:p text:style-name="Standard"><text:s text:c="2"/>- If it’s generic, you’ll still want to install Roland’s driver manually — that’s what enables MIDI, DAW control, and multichannel audio.</text:p>
      <text:p text:style-name="Standard"/>
      <text:p text:style-name="Standard">**2. Sound Control Panel**</text:p>
      <text:p text:style-name="Standard">- Open **Control Panel → Sound → Playback** and **Recording** tabs.</text:p>
      <text:p text:style-name="Standard"><text:s text:c="2"/>- You should see “**FANTOM 6-7-8**” listed there.</text:p>
      <text:p text:style-name="Standard"><text:s text:c="2"/>- Try right-click → **Properties → Levels** to verify it’s not muted.</text:p>
      <text:p text:style-name="Standard"/>
      <text:p text:style-name="Standard">**3. DAW / MIDI visibility (optional for now)**</text:p>
      <text:p text:style-name="Standard">- Even without a DAW, you can open **Device Manager → View → Devices by connection**, then expand your USB tree — you should see “FANTOM 6-7-8 (Audio/MIDI)” hanging off the USB controller.</text:p>
      <text:p text:style-name="Standard"/>
      <text:p text:style-name="Standard">---</text:p>
      <text:p text:style-name="Standard"/>
      <text:p text:style-name="Standard">### 🧩 If You Still Need the Roland Driver</text:p>
      <text:p text:style-name="Standard">Even though Windows sees it, the official Roland driver unlocks full functionality (bi-directional MIDI, 10-channel audio streaming, and parameter control).</text:p>
      <text:p text:style-name="Standard"/>
      <text:p text:style-name="Standard">1. Download from the Roland link you shared.</text:p>
      <text:p text:style-name="Standard">2. Run the installer as **Administrator**.</text:p>
      <text:p text:style-name="Standard">3. Reboot after it completes.</text:p>
      <text:p text:style-name="Standard">4. Reconnect the Fantom — it should then register as <text:s/></text:p>
      <text:p text:style-name="Standard"><text:s text:c="3"/>**“FANTOM 6-7-8 (Roland)”** instead of “USB Audio Device.”</text:p>
      <text:p text:style-name="Standard"><text:soft-page-break/></text:p>
      <text:p text:style-name="Standard">---</text:p>
      <text:p text:style-name="Standard"/>
      <text:p text:style-name="Standard">Would you like to tell me what it says in the *Driver Provider* field right now (Roland or Microsoft)? That’ll tell us whether we’re done or need the Roland driver installed manually.&lt;/div&gt;&lt;/pre&gt;&lt;pre class="message"&gt;&lt;div class="author"&gt;user&lt;/div&gt;&lt;div&gt;i see device by connection, where's the usb tree?</text:p>
      <text:p text:style-name="Standard">&lt;/div&gt;&lt;/pre&gt;&lt;pre class="message"&gt;&lt;div class="author"&gt;ChatGPT&lt;/div&gt;&lt;div&gt;Good — you’re right where we need to be. Here’s how to find the USB tree view in Device Manager:</text:p>
      <text:p text:style-name="Standard"/>
      <text:p text:style-name="Standard">---</text:p>
      <text:p text:style-name="Standard"/>
      <text:p text:style-name="Standard">### 🪵 Step-by-Step: Reveal the USB Tree</text:p>
      <text:p text:style-name="Standard"/>
      <text:p text:style-name="Standard">1. **Open Device Manager** (right-click Start → Device Manager). <text:s/></text:p>
      <text:p text:style-name="Standard">2. In the menu bar, click **View → Devices by connection**. <text:s/></text:p>
      <text:p text:style-name="Standard"><text:s text:c="3"/>&amp;gt; You should now see a hierarchical (“tree”) list instead of the flat category view. <text:s/></text:p>
      <text:p text:style-name="Standard">3. Scroll down until you find something like:</text:p>
      <text:p text:style-name="Standard"><text:s text:c="3"/>```</text:p>
      <text:p text:style-name="Standard"><text:s text:c="3"/>ACPI x64-based PC</text:p>
      <text:p text:style-name="Standard"><text:s text:c="5"/>└── Microsoft ACPI-Compliant System</text:p>
      <text:p text:style-name="Standard"><text:s text:c="10"/>└── PCI Express Root Complex</text:p>
      <text:p text:style-name="Standard"><text:s text:c="15"/>└── Intel USB 3.1 eXtensible Host Controller</text:p>
      <text:p text:style-name="Standard"><text:s text:c="20"/>└── USB Root Hub (USB 3.0)</text:p>
      <text:p text:style-name="Standard"><text:s text:c="25"/>├── USB Composite Device</text:p>
      <text:p text:style-name="Standard"><text:s text:c="25"/>└── ...</text:p>
      <text:p text:style-name="Standard"><text:s text:c="3"/>```</text:p>
      <text:p text:style-name="Standard">4. Expand each **USB Root Hub** branch by clicking the ▸ arrows until you see **“FANTOM 6-7-8”** listed underneath one of them.</text:p>
      <text:p text:style-name="Standard"/>
      <text:p text:style-name="Standard">---</text:p>
      <text:p text:style-name="Standard"/>
      <text:p text:style-name="Standard">### 🧠 What You’re Looking For</text:p>
      <text:p text:style-name="Standard">When you find **FANTOM 6-7-8**, note which hub it’s under. That shows which **USB controller** it’s physically connected to. <text:s/></text:p>
      <text:p text:style-name="Standard">If it’s attached through a **hub** or docking station, you can see that chain here — very helpful for troubleshooting.</text:p>
      <text:p text:style-name="Standard"/>
      <text:p text:style-name="Standard">---</text:p>
      <text:p text:style-name="Standard"/>
      <text:p text:style-name="Standard">Once you’ve located it:</text:p>
      <text:p text:style-name="Standard">- Right-click **FANTOM 6-7-8 → Properties → Driver tab**. <text:s/></text:p>
      <text:p text:style-name="Standard">- Check whether **Driver Provider** says **Roland Corporation** or **Microsoft**.</text:p>
      <text:p text:style-name="Standard"/>
      <text:p text:style-name="Standard">Tell me what that line shows, and we’ll know whether the full driver is installed or still pending.&lt;/div&gt;&lt;/pre&gt;&lt;pre class="message"&gt;&lt;div class="author"&gt;user&lt;/div&gt;&lt;div&gt;i don't see intel <text:s/>USB 3.1 eXtensible Host Controller but a few <text:s text:c="6"/>intel(R) ic2 host controller with looks like port addresses&lt;/div&gt;&lt;/pre&gt;&lt;pre class="message"&gt;&lt;div class="author"&gt;ChatGPT&lt;/div&gt;&lt;div&gt;Excellent observation — that tells me you’re looking at the **I²C (Inter-Integrated Circuit) controllers**, which <text:soft-page-break/>handle internal motherboard components like sensors, not your external USB tree. Let’s make sure you’re seeing the right branch: <text:s/></text:p>
      <text:p text:style-name="Standard"/>
      <text:p text:style-name="Standard">---</text:p>
      <text:p text:style-name="Standard"/>
      <text:p text:style-name="Standard">### 🧭 1. Expand the Correct Section</text:p>
      <text:p text:style-name="Standard">In **Device Manager (View → Devices by connection)**, scroll **down** until you find something labeled like one of these:</text:p>
      <text:p text:style-name="Standard"/>
      <text:p text:style-name="Standard">- **Intel(R) USB 3.0/3.1/3.2 eXtensible Host Controller – [####]**</text:p>
      <text:p text:style-name="Standard">- **USB Root Hub (USB 3.0)** or **Generic USB Hub**</text:p>
      <text:p text:style-name="Standard">- **USB Composite Device**</text:p>
      <text:p text:style-name="Standard"/>
      <text:p text:style-name="Standard">That’s the branch you want — the Fantom will appear *under* one of those.</text:p>
      <text:p text:style-name="Standard"/>
      <text:p text:style-name="Standard">If you don’t see any “USB” entries at all, try this:</text:p>
      <text:p text:style-name="Standard">- Go to **View → Show hidden devices** (sometimes helps expose inactive ports).</text:p>
      <text:p text:style-name="Standard">- Collapse the I²C section — keep scrolling lower; USB controllers are usually near the bottom half of the tree.</text:p>
      <text:p text:style-name="Standard"/>
      <text:p text:style-name="Standard">---</text:p>
      <text:p text:style-name="Standard"/>
      <text:p text:style-name="Standard">### 🧩 2. Quick Shortcut</text:p>
      <text:p text:style-name="Standard">You can also get to the same info faster:</text:p>
      <text:p text:style-name="Standard"/>
      <text:p text:style-name="Standard">1. In **Device Manager**, switch back to **View → Devices by type**.</text:p>
      <text:p text:style-name="Standard">2. Expand **Universal Serial Bus controllers**.</text:p>
      <text:p text:style-name="Standard">3. You’ll see things like:</text:p>
      <text:p text:style-name="Standard"><text:s text:c="3"/>```</text:p>
      <text:p text:style-name="Standard"><text:s text:c="3"/>Intel(R) USB 3.2 eXtensible Host Controller</text:p>
      <text:p text:style-name="Standard"><text:s text:c="3"/>USB Root Hub (USB 3.0)</text:p>
      <text:p text:style-name="Standard"><text:s text:c="3"/>FANTOM 6-7-8</text:p>
      <text:p text:style-name="Standard"><text:s text:c="3"/>```</text:p>
      <text:p text:style-name="Standard"><text:s text:c="3"/>That’s your connection map — you can right-click **FANTOM 6-7-8 → Properties → Driver** from here.</text:p>
      <text:p text:style-name="Standard"/>
      <text:p text:style-name="Standard">---</text:p>
      <text:p text:style-name="Standard"/>
      <text:p text:style-name="Standard">### ✅ 3. What We’re Checking</text:p>
      <text:p text:style-name="Standard">The goal is simply to confirm **which driver Windows assigned**:</text:p>
      <text:p text:style-name="Standard">- **Roland Corporation** = ✅ You’re good.</text:p>
      <text:p text:style-name="Standard">- **Microsoft / USB Audio Device** = ⚠️ You need the Roland driver installed manually.</text:p>
      <text:p text:style-name="Standard"/>
      <text:p text:style-name="Standard">---</text:p>
      <text:p text:style-name="Standard"/>
      <text:p text:style-name="Standard">Can you scroll down to the *Universal Serial Bus controllers* section and tell me exactly how your Fantom appears there (and what the “Driver Provider” says)? That’ll tell me whether we’re ready for audio/MIDI testing or still in setup.&lt;/div&gt;&lt;/pre&gt;&lt;pre class="message"&gt;&lt;div class="author"&gt;user&lt;/div&gt;&lt;div&gt;give me a fuller path&lt;/div&gt;&lt;/pre&gt;&lt;pre class="message"&gt;&lt;div <text:soft-page-break/>class="author"&gt;ChatGPT&lt;/div&gt;&lt;div&gt;Perfect — here’s exactly what the full **USB device path** should look like when the Fantom is properly connected, using the *Devices by connection* view in **Device Manager**. <text:s/></text:p>
      <text:p text:style-name="Standard"/>
      <text:p text:style-name="Standard">---</text:p>
      <text:p text:style-name="Standard"/>
      <text:p text:style-name="Standard">### 🪜 Example: Full USB Path (What You Should See)</text:p>
      <text:p text:style-name="Standard">```</text:p>
      <text:p text:style-name="Standard">ACPI x64-based PC</text:p>
      <text:p text:style-name="Standard"><text:s/>└─ Microsoft ACPI-Compliant System</text:p>
      <text:p text:style-name="Standard"><text:s text:c="5"/>└─ PCI Express Root Complex</text:p>
      <text:p text:style-name="Standard"><text:s text:c="9"/>└─ Intel(R) USB 3.2 eXtensible Host Controller - 1.20 (Microsoft)</text:p>
      <text:p text:style-name="Standard"><text:s text:c="13"/>└─ USB Root Hub (USB 3.0)</text:p>
      <text:p text:style-name="Standard"><text:s text:c="17"/>├─ USB Composite Device</text:p>
      <text:p text:style-name="Standard"><text:s text:c="17"/>│ <text:s text:c="3"/>└─ FANTOM 6-7-8</text:p>
      <text:p text:style-name="Standard"><text:s text:c="17"/>│ <text:s text:c="8"/>├─ Audio Device</text:p>
      <text:p text:style-name="Standard"><text:s text:c="17"/>│ <text:s text:c="8"/>└─ MIDI Device</text:p>
      <text:p text:style-name="Standard"><text:s text:c="17"/>└─ (other USB devices, e.g., keyboard, mouse, etc.)</text:p>
      <text:p text:style-name="Standard">```</text:p>
      <text:p text:style-name="Standard"/>
      <text:p text:style-name="Standard">---</text:p>
      <text:p text:style-name="Standard"/>
      <text:p text:style-name="Standard">### 🧭 If You Don’t See That</text:p>
      <text:p text:style-name="Standard">If instead you see something like:</text:p>
      <text:p text:style-name="Standard">```</text:p>
      <text:p text:style-name="Standard">Intel(R) I2C Host Controller - A0E8</text:p>
      <text:p text:style-name="Standard"><text:s/>└─ Intel(R) Serial IO I2C Host Controller</text:p>
      <text:p text:style-name="Standard">```</text:p>
      <text:p text:style-name="Standard">⬆️ That’s *not* the USB branch — it’s the motherboard’s internal control bus (ignore it). <text:s/></text:p>
      <text:p text:style-name="Standard">Scroll further *down* the tree and look for the first item whose name **starts with “USB …”** or **“Intel(R) USB …”** — that’s where the Fantom lives.</text:p>
      <text:p text:style-name="Standard"/>
      <text:p text:style-name="Standard">---</text:p>
      <text:p text:style-name="Standard"/>
      <text:p text:style-name="Standard">### 🧩 Verification Shortcut (Alternate Path)</text:p>
      <text:p text:style-name="Standard">If you prefer a simpler view:</text:p>
      <text:p text:style-name="Standard">1. Switch back to **View → Devices by type**.</text:p>
      <text:p text:style-name="Standard">2. Expand **Sound, video and game controllers**.</text:p>
      <text:p text:style-name="Standard"><text:s text:c="3"/>- You should see **FANTOM 6-7-8** listed.</text:p>
      <text:p text:style-name="Standard">3. Right-click → **Properties → Driver tab**.</text:p>
      <text:p text:style-name="Standard"/>
      <text:p text:style-name="Standard">Then check this field:</text:p>
      <text:p text:style-name="Standard">- **Driver Provider:** → *Roland Corporation* ✅ <text:s/></text:p>
      <text:p text:style-name="Standard">- **Driver Provider:** → *Microsoft* ⚠️ (means only the generic USB Audio driver loaded).</text:p>
      <text:p text:style-name="Standard"/>
      <text:p text:style-name="Standard">---</text:p>
      <text:p text:style-name="Standard"/>
      <text:p text:style-name="Standard">Once you find the full path, tell me which **USB controller** name the Fantom is under (for example, *Intel(R) USB 3.2 eXtensible Host Controller* or *Generic USB Hub*). <text:s/></text:p>
      <text:p text:style-name="Standard"><text:soft-page-break/>That’ll confirm whether it’s on a direct port or a hub, and I’ll guide you through the right next step (install or verify the Roland driver).&lt;/div&gt;&lt;/pre&gt;&lt;pre class="message"&gt;&lt;div class="author"&gt;user&lt;/div&gt;&lt;div&gt;how bout i just push some doors road house blues through spotify and see if it routes thorugh fantom, which i did, and it is&lt;/div&gt;&lt;/pre&gt;&lt;pre class="message"&gt;&lt;div class="author"&gt;ChatGPT&lt;/div&gt;&lt;div&gt;Perfect — that’s actually one of the best real-world checks you could do. 🎸 <text:s/></text:p>
      <text:p text:style-name="Standard"/>
      <text:p text:style-name="Standard">If you’re streaming *Roadhouse Blues* through Spotify and hearing it **through the Fantom’s outputs**, here’s what that tells us technically:</text:p>
      <text:p text:style-name="Standard"/>
      <text:p text:style-name="Standard">---</text:p>
      <text:p text:style-name="Standard"/>
      <text:p text:style-name="Standard">### ✅ What’s Working</text:p>
      <text:p text:style-name="Standard">- **USB Audio Path:** confirmed — the Dell → Fantom link is active. <text:s/></text:p>
      <text:p text:style-name="Standard">- **Windows Sound routing:** confirmed — Windows has assigned the Fantom as a playback device. <text:s/></text:p>
      <text:p text:style-name="Standard">- **Digital-to-analog conversion:** confirmed — the Fantom’s onboard DACs are handling the stream. <text:s/></text:p>
      <text:p text:style-name="Standard"/>
      <text:p text:style-name="Standard">So the audio driver side is solid.</text:p>
      <text:p text:style-name="Standard"/>
      <text:p text:style-name="Standard">---</text:p>
      <text:p text:style-name="Standard"/>
      <text:p text:style-name="Standard">### ⚙️ What May Still Need Attention</text:p>
      <text:p text:style-name="Standard">If you want **MIDI sequencing, DAW integration, or multichannel audio**, you’ll still want the official **Roland Fantom driver** installed — the generic Windows USB audio class driver only supports 2-channel audio and no MIDI.</text:p>
      <text:p text:style-name="Standard"/>
      <text:p text:style-name="Standard">To check:</text:p>
      <text:p text:style-name="Standard">1. Open **Device Manager → Sound, video and game controllers → FANTOM 6-7-8 → Properties → Driver tab**.</text:p>
      <text:p text:style-name="Standard">2. If the provider says **Roland Corporation**, you’re fully loaded. <text:s/></text:p>
      <text:p text:style-name="Standard"><text:s text:c="3"/>If it says **Microsoft**, you’ve got the generic one — good for playback, not for MIDI or multi-in/out recording.</text:p>
      <text:p text:style-name="Standard"/>
      <text:p text:style-name="Standard">---</text:p>
      <text:p text:style-name="Standard"/>
      <text:p text:style-name="Standard">### 🎹 Quick Test for MIDI</text:p>
      <text:p text:style-name="Standard">You can also open **Windows MIDI Studio**:</text:p>
      <text:p text:style-name="Standard">- Press **Win + R → type `mmsys.cpl` → OK → “MIDI Devices” tab** (or use a DAW). <text:s/></text:p>
      <text:p text:style-name="Standard">If the Fantom shows as an input/output device there, MIDI is live.</text:p>
      <text:p text:style-name="Standard"/>
      <text:p text:style-name="Standard">---</text:p>
      <text:p text:style-name="Standard"/>
      <text:p text:style-name="Standard">So yes — your “Roadhouse test” proves the connection path works. <text:s/></text:p>
      <text:p text:style-name="Standard">Now the question is: do you want to stop at **audio playback** (for monitoring and routing), or do you want me to walk you through enabling **MIDI/DAW control** next?&lt;/div&gt;&lt;/pre&gt;&lt;pre class="message"&gt;&lt;div class="author"&gt;user&lt;/div&gt;&lt;div&gt;i see the fantom main out and sub out 1 and 2, when i clicked ok it zoxed out of screen. where's this midi studio? sounds interesting.&lt;/div&gt;&lt;/pre&gt;&lt;pre class="message"&gt;&lt;div class="author"&gt;ChatGPT&lt;/div&gt;&lt;div&gt;Nice — seeing **FANTOM Main Out** <text:soft-page-break/>and **Sub Out 1/2** means you’re *already getting multichannel audio routing* — so the Roland driver is likely active or partially loaded. That’s excellent. <text:s/></text:p>
      <text:p text:style-name="Standard"/>
      <text:p text:style-name="Standard">Let’s find the **MIDI Studio** (Windows hides it a bit depending on version):</text:p>
      <text:p text:style-name="Standard"/>
      <text:p text:style-name="Standard">---</text:p>
      <text:p text:style-name="Standard"/>
      <text:p text:style-name="Standard">### 🎛️ Option 1 — Modern Windows MIDI Settings (Windows 11)</text:p>
      <text:p text:style-name="Standard">1. **Open Settings → Bluetooth &amp;amp; Devices → MIDI.**</text:p>
      <text:p text:style-name="Standard">2. Click **MIDI Settings**. <text:s/></text:p>
      <text:p text:style-name="Standard">3. You’ll see a list of **Input** and **Output** devices.</text:p>
      <text:p text:style-name="Standard"><text:s text:c="3"/>- If you see “**FANTOM 6-7-8 MIDI**” or “**FANTOM Control**,” you’re golden — that’s your DAW/keyboard interface.</text:p>
      <text:p text:style-name="Standard">4. You can click a device → **Properties** to view details.</text:p>
      <text:p text:style-name="Standard"/>
      <text:p text:style-name="Standard">---</text:p>
      <text:p text:style-name="Standard"/>
      <text:p text:style-name="Standard">### 🎹 Option 2 — Legacy MIDI Panel (Still Works on 10 &amp;amp; 11)</text:p>
      <text:p text:style-name="Standard">Windows also has the old-school MIDI utility:</text:p>
      <text:p text:style-name="Standard">1. Press **Win + R**, type:</text:p>
      <text:p text:style-name="Standard"><text:s text:c="3"/>```</text:p>
      <text:p text:style-name="Standard"><text:s text:c="3"/>control mmsys.cpl</text:p>
      <text:p text:style-name="Standard"><text:s text:c="3"/>```</text:p>
      <text:p text:style-name="Standard"><text:s text:c="3"/>and press **Enter**. <text:s/></text:p>
      <text:p text:style-name="Standard">2. This opens the **Sound Control Panel**.</text:p>
      <text:p text:style-name="Standard">3. Go to the **Recording / Playback** tabs — you’ll see audio endpoints there (Main Out, Sub Out, etc.).</text:p>
      <text:p text:style-name="Standard">4. Now for MIDI:</text:p>
      <text:p text:style-name="Standard"><text:s text:c="3"/>- Press **Win + R** again and type:</text:p>
      <text:p text:style-name="Standard"><text:s text:c="5"/>```</text:p>
      <text:p text:style-name="Standard"><text:s text:c="5"/>midimapper.cpl</text:p>
      <text:p text:style-name="Standard"><text:s text:c="5"/>```</text:p>
      <text:p text:style-name="Standard"><text:s text:c="5"/>or</text:p>
      <text:p text:style-name="Standard"><text:s text:c="5"/>```</text:p>
      <text:p text:style-name="Standard"><text:s text:c="5"/>c:\windows\system32\midimap.cfg</text:p>
      <text:p text:style-name="Standard"><text:s text:c="5"/>```</text:p>
      <text:p text:style-name="Standard"><text:s text:c="5"/>*(If that gives “not found,” don’t worry — newer Windows builds dropped the GUI.)*</text:p>
      <text:p text:style-name="Standard"/>
      <text:p text:style-name="Standard">---</text:p>
      <text:p text:style-name="Standard"/>
      <text:p text:style-name="Standard">### 🧠 Option 3 — Confirm in a DAW or MIDI Utility</text:p>
      <text:p text:style-name="Standard">If you have any DAW (like Cakewalk, Cubase, Ableton, etc.) installed:</text:p>
      <text:p text:style-name="Standard">- Open it → **Preferences → MIDI Devices**. <text:s/></text:p>
      <text:p text:style-name="Standard">- You’ll see **FANTOM 6-7-8 MIDI In/Out** listed.</text:p>
      <text:p text:style-name="Standard"/>
      <text:p text:style-name="Standard">If you don’t have a DAW yet, you can test MIDI with a free utility like **MIDI-OX**:</text:p>
      <text:p text:style-name="Standard">👉 [https://www.midiox.com/](https://www.midiox.com/) <text:s/></text:p>
      <text:p text:style-name="Standard">That’ll show real-time MIDI input/output activity when you press keys or move sliders.</text:p>
      <text:p text:style-name="Standard"/>
      <text:p text:style-name="Standard"><text:soft-page-break/>---</text:p>
      <text:p text:style-name="Standard"/>
      <text:p text:style-name="Standard">If you’d like, I can walk you through a **quick standalone MIDI test** using the Fantom itself (no DAW needed) — just to see if Windows is hearing key presses over USB. Want to try that?&lt;/div&gt;&lt;/pre&gt;&lt;pre class="message"&gt;&lt;div class="author"&gt;user&lt;/div&gt;&lt;div&gt;i'm not seeing midi anything anywhere&lt;/div&gt;&lt;/pre&gt;&lt;pre class="message"&gt;&lt;div class="author"&gt;ChatGPT&lt;/div&gt;&lt;div&gt;Good catch — that tells us the **audio portion** of the Fantom driver is active (since you can stream Spotify through *Main Out* and *Sub Outs*), but **MIDI hasn’t enumerated** yet. That can happen if: <text:s/></text:p>
      <text:p text:style-name="Standard">- Windows loaded only the *generic audio class driver*, or <text:s/></text:p>
      <text:p text:style-name="Standard">- the Roland driver install didn’t complete fully (the MIDI portion comes from that package). <text:s/></text:p>
      <text:p text:style-name="Standard"/>
      <text:p text:style-name="Standard">Let’s walk through confirming and fixing that cleanly.</text:p>
      <text:p text:style-name="Standard"/>
      <text:p text:style-name="Standard">---</text:p>
      <text:p text:style-name="Standard"/>
      <text:p text:style-name="Standard">### 🔍 Step 1 — Check if the Roland driver is really installed</text:p>
      <text:p text:style-name="Standard"/>
      <text:p text:style-name="Standard">1. Press **Win + R**, type:</text:p>
      <text:p text:style-name="Standard"><text:s text:c="3"/>```</text:p>
      <text:p text:style-name="Standard"><text:s text:c="3"/>appwiz.cpl</text:p>
      <text:p text:style-name="Standard"><text:s text:c="3"/>```</text:p>
      <text:p text:style-name="Standard"><text:s text:c="3"/>→ **Enter**</text:p>
      <text:p text:style-name="Standard">2. Scroll through the list of programs.</text:p>
      <text:p text:style-name="Standard"><text:s text:c="3"/>- Do you see **Roland FANTOM 6/7/8 Driver** listed?</text:p>
      <text:p text:style-name="Standard"><text:s text:c="5"/>- ✅ **Yes:** we’ll repair or re-initialize it. <text:s/></text:p>
      <text:p text:style-name="Standard"><text:s text:c="5"/>- ❌ **No:** it never installed fully — we’ll install it manually.</text:p>
      <text:p text:style-name="Standard"/>
      <text:p text:style-name="Standard">---</text:p>
      <text:p text:style-name="Standard"/>
      <text:p text:style-name="Standard">### ⚙️ Step 2 — Manual install (ensures MIDI loads)</text:p>
      <text:p text:style-name="Standard"/>
      <text:p text:style-name="Standard">1. Go to the official Roland page for your exact OS: <text:s/></text:p>
      <text:p text:style-name="Standard"><text:s text:c="3"/>👉 [https://www.roland.com/global/support/by_product/fantom_8/updates_drivers/](https://www.roland.com/global/support/by_product/fantom_8/updates_drivers/)</text:p>
      <text:p text:style-name="Standard">2. Download the correct driver for **Windows 10/11 64-bit**.</text:p>
      <text:p text:style-name="Standard">3. **Right-click → Extract All**.</text:p>
      <text:p text:style-name="Standard">4. **Right-click → Run `setup.exe` as Administrator**.</text:p>
      <text:p text:style-name="Standard">5. When prompted, connect and power on the Fantom via USB.</text:p>
      <text:p text:style-name="Standard">6. Wait for the “installation complete” message and **reboot**.</text:p>
      <text:p text:style-name="Standard"/>
      <text:p text:style-name="Standard">This installs both:</text:p>
      <text:p text:style-name="Standard">- **FANTOM 6-7-8 Audio Driver**</text:p>
      <text:p text:style-name="Standard">- **FANTOM 6-7-8 MIDI Driver**</text:p>
      <text:p text:style-name="Standard"/>
      <text:p text:style-name="Standard">---</text:p>
      <text:p text:style-name="Standard"/>
      <text:p text:style-name="Standard">### 🎹 Step 3 — Verify MIDI presence</text:p>
      <text:p text:style-name="Standard"/>
      <text:p text:style-name="Standard"><text:soft-page-break/>After reboot:</text:p>
      <text:p text:style-name="Standard">1. Open **Device Manager → Sound, video and game controllers**. <text:s/></text:p>
      <text:p text:style-name="Standard"><text:s text:c="3"/>You should now see *two* Roland entries:</text:p>
      <text:p text:style-name="Standard"><text:s text:c="3"/>- FANTOM 6-7-8 Audio <text:s/></text:p>
      <text:p text:style-name="Standard"><text:s text:c="3"/>- FANTOM 6-7-8 MIDI</text:p>
      <text:p text:style-name="Standard">2. Or open any DAW (or free **MIDI-OX**) → check that **FANTOM 6-7-8 MIDI IN/OUT** appears.</text:p>
      <text:p text:style-name="Standard"/>
      <text:p text:style-name="Standard">---</text:p>
      <text:p text:style-name="Standard"/>
      <text:p text:style-name="Standard">### 🧠 Why It Matters</text:p>
      <text:p text:style-name="Standard">- The **generic Windows audio driver** gives you stereo playback only. <text:s/></text:p>
      <text:p text:style-name="Standard">- The **Roland driver** gives you:</text:p>
      <text:p text:style-name="Standard"><text:s text:c="2"/>- Multichannel audio (which you already see),</text:p>
      <text:p text:style-name="Standard"><text:s text:c="2"/>- **MIDI I/O**, <text:s/></text:p>
      <text:p text:style-name="Standard"><text:s text:c="2"/>- DAW control (transport, tempo sync, etc.).</text:p>
      <text:p text:style-name="Standard"/>
      <text:p text:style-name="Standard">---</text:p>
      <text:p text:style-name="Standard"/>
      <text:p text:style-name="Standard">If you don’t see “Roland FANTOM Driver” in your installed programs list, go ahead and install it manually as above. <text:s/></text:p>
      <text:p text:style-name="Standard">Would you like me to tell you exactly which download (file name and version) fits your Windows build before you do it?&lt;/div&gt;&lt;/pre&gt;&lt;pre class="message"&gt;&lt;div class="author"&gt;user&lt;/div&gt;&lt;div&gt;yes i see it&lt;/div&gt;&lt;/pre&gt;&lt;pre class="message"&gt;&lt;div class="author"&gt;ChatGPT&lt;/div&gt;&lt;div&gt;Excellent — seeing **“Roland FANTOM 6/7/8 Driver”** in *Programs and Features* confirms the full package is installed. <text:s/></text:p>
      <text:p text:style-name="Standard"/>
      <text:p text:style-name="Standard">That means the **MIDI driver files are on your system**, but they may not have *initialized* yet — Windows sometimes loads the audio endpoints first and delays (or skips) the MIDI enumeration if the device was already plugged in before driver install. <text:s/></text:p>
      <text:p text:style-name="Standard"/>
      <text:p text:style-name="Standard">Let’s wake it up cleanly.</text:p>
      <text:p text:style-name="Standard"/>
      <text:p text:style-name="Standard">---</text:p>
      <text:p text:style-name="Standard"/>
      <text:p text:style-name="Standard">### 🔁 Step 1 — Re-enumerate the driver</text:p>
      <text:p text:style-name="Standard">1. **Power off** the Fantom.</text:p>
      <text:p text:style-name="Standard">2. Wait 5–10 seconds.</text:p>
      <text:p text:style-name="Standard">3. **Unplug the USB cable.**</text:p>
      <text:p text:style-name="Standard">4. **Reboot your computer** (this clears the cached USB descriptors).</text:p>
      <text:p text:style-name="Standard">5. **After Windows is fully booted**, plug the Fantom back in and then **power it on**.</text:p>
      <text:p text:style-name="Standard"/>
      <text:p text:style-name="Standard">You should see the “Installing device…” notification briefly in the corner. <text:s/></text:p>
      <text:p text:style-name="Standard">After that, re-check:</text:p>
      <text:p text:style-name="Standard"/>
      <text:p text:style-name="Standard">- **Device Manager → Sound, video and game controllers**</text:p>
      <text:p text:style-name="Standard">- You may now see **two entries**:</text:p>
      <text:p text:style-name="Standard"><text:s text:c="2"/>- *FANTOM 6-7-8 Audio* <text:s/></text:p>
      <text:p text:style-name="Standard"><text:s text:c="2"/>- *FANTOM 6-7-8 MIDI* <text:s/></text:p>
      <text:p text:style-name="Standard"><text:soft-page-break/></text:p>
      <text:p text:style-name="Standard">---</text:p>
      <text:p text:style-name="Standard"/>
      <text:p text:style-name="Standard">### 🎹 Step 2 — Verify MIDI presence</text:p>
      <text:p text:style-name="Standard">Try one of these quick ways:</text:p>
      <text:p text:style-name="Standard"/>
      <text:p text:style-name="Standard">#### (a) In Settings (Windows 11)</text:p>
      <text:p text:style-name="Standard">**Settings → Bluetooth &amp;amp; Devices → MIDI** <text:s/></text:p>
      <text:p text:style-name="Standard">You should now see “**FANTOM 6-7-8**” listed under both Input and Output.</text:p>
      <text:p text:style-name="Standard"/>
      <text:p text:style-name="Standard">#### (b) In a DAW or free utility</text:p>
      <text:p text:style-name="Standard">If you have a DAW (Cakewalk, Cubase, etc.), check **Preferences → MIDI Devices**. <text:s/></text:p>
      <text:p text:style-name="Standard">Otherwise, install **MIDI-OX** from [midiox.com](https://www.midiox.com/); open it and see if **FANTOM 6-7-8 MIDI In/Out** appear in the dropdowns.</text:p>
      <text:p text:style-name="Standard"/>
      <text:p text:style-name="Standard">---</text:p>
      <text:p text:style-name="Standard"/>
      <text:p text:style-name="Standard">### 🧩 Step 3 — Optional sanity test</text:p>
      <text:p text:style-name="Standard">If you want to verify immediately:</text:p>
      <text:p text:style-name="Standard">1. Launch MIDI-OX.</text:p>
      <text:p text:style-name="Standard">2. Select **FANTOM 6-7-8 MIDI IN** as input.</text:p>
      <text:p text:style-name="Standard">3. Play a few keys on the Fantom.</text:p>
      <text:p text:style-name="Standard"><text:s text:c="3"/>- You should see data scrolling in the MIDI-OX monitor window.</text:p>
      <text:p text:style-name="Standard"/>
      <text:p text:style-name="Standard">---</text:p>
      <text:p text:style-name="Standard"/>
      <text:p text:style-name="Standard">If after the reboot cycle and re-plug you *still* don’t see the MIDI endpoint, we’ll check one small setting inside the Fantom itself (its USB mode). <text:s/></text:p>
      <text:p text:style-name="Standard">Want me to show that internal menu path next, just in case?&lt;/div&gt;&lt;/pre&gt;&lt;pre class="message"&gt;&lt;div class="author"&gt;user&lt;/div&gt;&lt;div&gt;out for reboot&lt;/div&gt;&lt;/pre&gt;&lt;pre class="message"&gt;&lt;div class="author"&gt;ChatGPT&lt;/div&gt;&lt;div&gt;👍 Perfect — go ahead and let the system cycle fully (computer first, then Fantom). <text:s/></text:p>
      <text:p text:style-name="Standard"/>
      <text:p text:style-name="Standard">When you’re back up, plug the Fantom in **after** Windows has settled, power it on, and give it a few seconds to enumerate. <text:s/></text:p>
      <text:p text:style-name="Standard"/>
      <text:p text:style-name="Standard">Then check in **Device Manager → Sound, video and game controllers** for:</text:p>
      <text:p text:style-name="Standard">- `FANTOM 6-7-8 Audio`</text:p>
      <text:p text:style-name="Standard">- `FANTOM 6-7-8 MIDI` <text:s/></text:p>
      <text:p text:style-name="Standard"/>
      <text:p text:style-name="Standard">If both appear, we’re in business. <text:s/></text:p>
      <text:p text:style-name="Standard"/>
      <text:p text:style-name="Standard">I’ll stay right here—just let me know what you see once it’s rebooted.&lt;/div&gt;&lt;/pre&gt;&lt;pre class="message"&gt;&lt;div class="author"&gt;user&lt;/div&gt;&lt;div&gt;ok, rebooted computer, did not have the fantom on or connected.&lt;/div&gt;&lt;/pre&gt;&lt;pre class="message"&gt;&lt;div class="author"&gt;ChatGPT&lt;/div&gt;&lt;div&gt;Perfect — that’s exactly the clean-start condition we want. 👍 <text:s/></text:p>
      <text:p text:style-name="Standard"/>
      <text:p text:style-name="Standard">Now let’s bring things up in the right order so Windows properly initializes the Roland USB driver stack:</text:p>
      <text:p text:style-name="Standard"><text:soft-page-break/></text:p>
      <text:p text:style-name="Standard">---</text:p>
      <text:p text:style-name="Standard"/>
      <text:p text:style-name="Standard">### 🧩 Step-by-Step Enumeration Sequence</text:p>
      <text:p text:style-name="Standard"/>
      <text:p text:style-name="Standard">1. **Wait** until Windows is fully booted and the desktop is idle. <text:s/></text:p>
      <text:p text:style-name="Standard">2. **Connect the Fantom’s USB cable** directly to a rear USB port on the Dell (avoid hubs or front ports). <text:s/></text:p>
      <text:p text:style-name="Standard">3. **Power on the Fantom.**</text:p>
      <text:p text:style-name="Standard"/>
      <text:p text:style-name="Standard">Within about 5–10 seconds, you should see the small “Setting up a device” toast in the corner. <text:s/></text:p>
      <text:p text:style-name="Standard">After it finishes:</text:p>
      <text:p text:style-name="Standard"/>
      <text:p text:style-name="Standard">---</text:p>
      <text:p text:style-name="Standard"/>
      <text:p text:style-name="Standard">### 🔍 Check in Device Manager</text:p>
      <text:p text:style-name="Standard">1. Open **Device Manager → Sound, video and game controllers**. <text:s/></text:p>
      <text:p text:style-name="Standard"><text:s text:c="3"/>You should see:</text:p>
      <text:p text:style-name="Standard"><text:s text:c="3"/>```</text:p>
      <text:p text:style-name="Standard"><text:s text:c="3"/>FANTOM 6-7-8 Audio</text:p>
      <text:p text:style-name="Standard"><text:s text:c="3"/>FANTOM 6-7-8 MIDI</text:p>
      <text:p text:style-name="Standard"><text:s text:c="3"/>```</text:p>
      <text:p text:style-name="Standard"><text:s text:c="3"/>or a single expandable entry labeled “FANTOM 6-7-8 (Roland).”</text:p>
      <text:p text:style-name="Standard"/>
      <text:p text:style-name="Standard">2. If you expand **Universal Serial Bus controllers**, you should also see</text:p>
      <text:p text:style-name="Standard"><text:s text:c="3"/>```</text:p>
      <text:p text:style-name="Standard"><text:s text:c="3"/>Roland FANTOM 6-7-8 (Composite Device)</text:p>
      <text:p text:style-name="Standard"><text:s text:c="3"/>```</text:p>
      <text:p text:style-name="Standard"><text:s text:c="3"/>confirming the driver registered correctly.</text:p>
      <text:p text:style-name="Standard"/>
      <text:p text:style-name="Standard">---</text:p>
      <text:p text:style-name="Standard"/>
      <text:p text:style-name="Standard">### 🎹 Quick Verification</text:p>
      <text:p text:style-name="Standard">If you see **both Audio and MIDI** entries:</text:p>
      <text:p text:style-name="Standard">- Open **Settings → Bluetooth &amp;amp; devices → MIDI** → check that *FANTOM 6-7-8 MIDI In/Out* appear. <text:s/></text:p>
      <text:p text:style-name="Standard">- (Optional) Open a DAW or **MIDI-OX** to test keypress data.</text:p>
      <text:p text:style-name="Standard"/>
      <text:p text:style-name="Standard">If you see **only Audio**, tell me and we’ll flip one small switch inside the Fantom itself (its USB Driver Mode) to force MIDI enumeration.</text:p>
      <text:p text:style-name="Standard"/>
      <text:p text:style-name="Standard">---</text:p>
      <text:p text:style-name="Standard"/>
      <text:p text:style-name="Standard">What shows up now under **Sound, video and game controllers**?&lt;/div&gt;&lt;/pre&gt;&lt;pre class="message"&gt;&lt;div class="author"&gt;user&lt;/div&gt;&lt;div&gt;did not see it load&lt;/div&gt;&lt;/pre&gt;&lt;pre class="message"&gt;&lt;div class="author"&gt;ChatGPT&lt;/div&gt;&lt;div&gt;Got it — no “setting up device” pop-up and no new **FANTOM** entry, right? That means Windows isn’t handshaking with the Fantom over USB at all yet. Let’s trace this from both sides. <text:s/></text:p>
      <text:p text:style-name="Standard"/>
      <text:p text:style-name="Standard"><text:soft-page-break/>---</text:p>
      <text:p text:style-name="Standard"/>
      <text:p text:style-name="Standard">### 🧭 Step 1 — Confirm USB mode on the Fantom itself</text:p>
      <text:p text:style-name="Standard">On the Fantom’s touchscreen:</text:p>
      <text:p text:style-name="Standard">1. Press **MENU**. <text:s/></text:p>
      <text:p text:style-name="Standard">2. Tap **System**. <text:s/></text:p>
      <text:p text:style-name="Standard">3. Scroll to **General → USB Driver**. <text:s/></text:p>
      <text:p text:style-name="Standard"><text:s text:c="3"/>- It should say **VENDOR** (not GENERIC). <text:s/></text:p>
      <text:p text:style-name="Standard"><text:s text:c="3"/>- If it’s set to *GENERIC*, change it to *VENDOR* and **power-cycle** the Fantom. <text:s/></text:p>
      <text:p text:style-name="Standard"><text:s text:c="3"/>- If it’s already *VENDOR*, leave it.</text:p>
      <text:p text:style-name="Standard"/>
      <text:p text:style-name="Standard">That setting determines whether the dedicated Roland driver is used. <text:s/></text:p>
      <text:p text:style-name="Standard">*(Generic mode will let it pass basic audio but not MIDI.)*</text:p>
      <text:p text:style-name="Standard"/>
      <text:p text:style-name="Standard">---</text:p>
      <text:p text:style-name="Standard"/>
      <text:p text:style-name="Standard">### 🔌 Step 2 — Confirm physical link</text:p>
      <text:p text:style-name="Standard">- Make sure the **USB cable** is plugged into the **rear USB Computer port** on the Fantom (not the USB memory slot). <text:s/></text:p>
      <text:p text:style-name="Standard">- Use a known-good cable, and if possible, a **rear port** on the Dell directly (no hub, no dock). <text:s/></text:p>
      <text:p text:style-name="Standard">- Try a different port if nothing enumerates — some laptops have ports that power-throttle.</text:p>
      <text:p text:style-name="Standard"/>
      <text:p text:style-name="Standard">---</text:p>
      <text:p text:style-name="Standard"/>
      <text:p text:style-name="Standard">### ⚙️ Step 3 — Force Windows to scan</text:p>
      <text:p text:style-name="Standard">1. With the Fantom **powered on and connected**, open **Device Manager**. <text:s/></text:p>
      <text:p text:style-name="Standard">2. At the top, click **Action → Scan for hardware changes**. <text:s/></text:p>
      <text:p text:style-name="Standard">3. Watch if “FANTOM 6-7-8” flashes in or any “Unknown USB Device” appears under:</text:p>
      <text:p text:style-name="Standard"><text:s text:c="3"/>- *Sound, video and game controllers*, or <text:s/></text:p>
      <text:p text:style-name="Standard"><text:s text:c="3"/>- *Universal Serial Bus controllers*.</text:p>
      <text:p text:style-name="Standard"/>
      <text:p text:style-name="Standard">If you see **Unknown USB Device**, right-click → **Update driver** → **Browse my computer** → point to:</text:p>
      <text:p text:style-name="Standard">```</text:p>
      <text:p text:style-name="Standard">C:\Program Files\Roland\FANTOM6_7_8\Drivers</text:p>
      <text:p text:style-name="Standard">```</text:p>
      <text:p text:style-name="Standard">Then hit **Next** — that will bind it manually.</text:p>
      <text:p text:style-name="Standard"/>
      <text:p text:style-name="Standard">---</text:p>
      <text:p text:style-name="Standard"/>
      <text:p text:style-name="Standard">### 🧠 Step 4 — Verify driver folder exists</text:p>
      <text:p text:style-name="Standard">Just to confirm: <text:s/></text:p>
      <text:p text:style-name="Standard">`C:\Program Files\Roland\FANTOM6_7_8` should exist, with subfolders like `Drivers`, `Uninstall`, and `Inf`.</text:p>
      <text:p text:style-name="Standard"/>
      <text:p text:style-name="Standard">---</text:p>
      <text:p text:style-name="Standard"/>
      <text:p text:style-name="Standard">If after all that you *still* get no detection (no new device when you scan), the cable or port is the likely culprit. Try:</text:p>
      <text:p text:style-name="Standard"><text:soft-page-break/>- Another USB-A port on the laptop.</text:p>
      <text:p text:style-name="Standard">- Another USB-C to A adapter if you’re using one.</text:p>
      <text:p text:style-name="Standard">- Another cable entirely.</text:p>
      <text:p text:style-name="Standard"/>
      <text:p text:style-name="Standard">---</text:p>
      <text:p text:style-name="Standard"/>
      <text:p text:style-name="Standard">Want to check what the Fantom’s **USB Driver** setting currently says before we move to cable tests? That’s the most common hangup point right after a reboot.&lt;/div&gt;&lt;/pre&gt;&lt;pre class="message"&gt;&lt;div class="author"&gt;user&lt;/div&gt;&lt;div&gt;well, it's a dell lattitude. only one port on the box&lt;/div&gt;&lt;/pre&gt;&lt;pre class="message"&gt;&lt;div class="author"&gt;ChatGPT&lt;/div&gt;&lt;div&gt;Ah — that’s a crucial detail. 💡 <text:s/></text:p>
      <text:p text:style-name="Standard"/>
      <text:p text:style-name="Standard">So your **Dell Latitude** has a **single USB-A or USB-C port** (depending on model), and that’s what you’re using for the Fantom. Here’s what’s probably happening and how to get around it cleanly:</text:p>
      <text:p text:style-name="Standard"/>
      <text:p text:style-name="Standard">---</text:p>
      <text:p text:style-name="Standard"/>
      <text:p text:style-name="Standard">### ⚙️ Why It Matters</text:p>
      <text:p text:style-name="Standard">If you’ve only got one port, it’s likely running off a **shared USB controller** that can occasionally:</text:p>
      <text:p text:style-name="Standard">- throttle power, <text:s/></text:p>
      <text:p text:style-name="Standard">- delay device enumeration, or <text:s/></text:p>
      <text:p text:style-name="Standard">- conflict with other internal peripherals (especially on business laptops).</text:p>
      <text:p text:style-name="Standard"/>
      <text:p text:style-name="Standard">So even though the port works for basic audio, Windows might not fully re-initialize the Roland driver on reboot.</text:p>
      <text:p text:style-name="Standard"/>
      <text:p text:style-name="Standard">---</text:p>
      <text:p text:style-name="Standard"/>
      <text:p text:style-name="Standard">### 🧭 Step-by-Step to Get It to Re-enumerate</text:p>
      <text:p text:style-name="Standard"/>
      <text:p text:style-name="Standard">#### 1. **Check USB mode on the Fantom**</text:p>
      <text:p text:style-name="Standard">On the Fantom:</text:p>
      <text:p text:style-name="Standard">```</text:p>
      <text:p text:style-name="Standard">MENU → System → USB Driver</text:p>
      <text:p text:style-name="Standard">```</text:p>
      <text:p text:style-name="Standard">Set to **VENDOR**, not **GENERIC**. <text:s/></text:p>
      <text:p text:style-name="Standard">Then power the Fantom **off** again for now.</text:p>
      <text:p text:style-name="Standard"/>
      <text:p text:style-name="Standard">#### 2. **Free the port completely**</text:p>
      <text:p text:style-name="Standard">Unplug *everything* else from that port (no dongles, hubs, or adapters). <text:s/></text:p>
      <text:p text:style-name="Standard">If you’re using a **dock or hub**, unplug the Fantom and connect it **directly** to the laptop’s port.</text:p>
      <text:p text:style-name="Standard"/>
      <text:p text:style-name="Standard">#### 3. **Use a different physical connector if available**</text:p>
      <text:p text:style-name="Standard">If your Dell’s port is **USB-C**, make sure you’re using a **USB-C ↔ USB-B** cable rated for data (not just charging). <text:s/></text:p>
      <text:p text:style-name="Standard">If it’s **USB-A**, use a high-quality **USB-A ↔ USB-B** cable — that’s the square “printer-style” end for the Fantom.</text:p>
      <text:p text:style-name="Standard"/>
      <text:p text:style-name="Standard">#### 4. **Plug in order**</text:p>
      <text:p text:style-name="Standard"><text:soft-page-break/>- Boot Windows completely. <text:s/></text:p>
      <text:p text:style-name="Standard">- Plug in the cable. <text:s/></text:p>
      <text:p text:style-name="Standard">- Power on the Fantom. <text:s/></text:p>
      <text:p text:style-name="Standard">Watch for “Setting up device” in the corner.</text:p>
      <text:p text:style-name="Standard"/>
      <text:p text:style-name="Standard">#### 5. **Force the driver manually (if no popup)**</text:p>
      <text:p text:style-name="Standard">Open **Device Manager → Action → Scan for hardware changes**. <text:s/></text:p>
      <text:p text:style-name="Standard">If you see an “Unknown USB Device”:</text:p>
      <text:p text:style-name="Standard">Right-click → **Update Driver → Browse my computer →**</text:p>
      <text:p text:style-name="Standard">```</text:p>
      <text:p text:style-name="Standard">C:\Program Files\Roland\FANTOM6_7_8\Drivers</text:p>
      <text:p text:style-name="Standard">```</text:p>
      <text:p text:style-name="Standard">→ **Next** → let Windows bind it.</text:p>
      <text:p text:style-name="Standard"/>
      <text:p text:style-name="Standard">---</text:p>
      <text:p text:style-name="Standard"/>
      <text:p text:style-name="Standard">### 🧩 Optional Check</text:p>
      <text:p text:style-name="Standard">If you’re on **Windows 11**, right-click Start → **Device Manager → View → Devices by connection**, then expand down until you find your single **USB Root Hub**. <text:s/></text:p>
      <text:p text:style-name="Standard">See if anything flashes or appears under it when you power on the Fantom.</text:p>
      <text:p text:style-name="Standard"/>
      <text:p text:style-name="Standard">---</text:p>
      <text:p text:style-name="Standard"/>
      <text:p text:style-name="Standard">If nothing changes at all when you power the Fantom on, it means the **USB port itself isn’t enumerating new devices** — in that case, the next step would be trying a short **powered USB hub** or a **USB-C docking adapter** to give it a clean handshake.</text:p>
      <text:p text:style-name="Standard"/>
      <text:p text:style-name="Standard">---</text:p>
      <text:p text:style-name="Standard"/>
      <text:p text:style-name="Standard">Quick question before we proceed: <text:s/></text:p>
      <text:p text:style-name="Standard">👉 Is that lone port on your Latitude a **USB-A** (rectangular) or **USB-C** (oval) connector? <text:s/></text:p>
      <text:p text:style-name="Standard">That’ll tell me exactly what type of bridge or cable you’ll need to make this work 100%.&lt;/div&gt;&lt;/pre&gt;&lt;pre class="message"&gt;&lt;div class="author"&gt;user&lt;/div&gt;&lt;div&gt;i think i might just hook up my linux box.&lt;/div&gt;&lt;/pre&gt;&lt;pre class="message"&gt;&lt;div class="author"&gt;ChatGPT&lt;/div&gt;&lt;div&gt;That’s actually a **very smart move** — the Fantom plays nicely with Linux, and it’s a great way to confirm whether the issue is Windows-driver or hardware-port related. <text:s/></text:p>
      <text:p text:style-name="Standard"/>
      <text:p text:style-name="Standard">Here’s what to expect and how to set it up cleanly on your Linux box:</text:p>
      <text:p text:style-name="Standard"/>
      <text:p text:style-name="Standard">---</text:p>
      <text:p text:style-name="Standard"/>
      <text:p text:style-name="Standard">### 🐧 1. Plug-and-Play Behavior</text:p>
      <text:p text:style-name="Standard">Most Linux distros (Ubuntu, Fedora, Mint, etc.) ship with the **ALSA** and **Udev** drivers that already support class-compliant USB audio and MIDI. <text:s/></text:p>
      <text:p text:style-name="Standard">So when you connect the Fantom:</text:p>
      <text:p text:style-name="Standard"/>
      <text:p text:style-name="Standard">- **Set the Fantom’s USB Driver to “GENERIC”** (not VENDOR). <text:s/></text:p>
      <text:p text:style-name="Standard"><text:s text:c="2"/>- *MENU → System → USB Driver → GENERIC → power-cycle Fantom* <text:s/></text:p>
      <text:p text:style-name="Standard"><text:soft-page-break/><text:s text:c="2"/>- GENERIC mode tells the Fantom to behave like a standard USB Audio/MIDI device. <text:s/></text:p>
      <text:p text:style-name="Standard">- Then connect it to your Linux machine and power it on.</text:p>
      <text:p text:style-name="Standard"/>
      <text:p text:style-name="Standard">You should see it appear automatically.</text:p>
      <text:p text:style-name="Standard"/>
      <text:p text:style-name="Standard">---</text:p>
      <text:p text:style-name="Standard"/>
      <text:p text:style-name="Standard">### 🧩 2. Verify Detection</text:p>
      <text:p text:style-name="Standard">Open a terminal and run:</text:p>
      <text:p text:style-name="Standard"/>
      <text:p text:style-name="Standard">```bash</text:p>
      <text:p text:style-name="Standard">lsusb | grep -i fantom</text:p>
      <text:p text:style-name="Standard">```</text:p>
      <text:p text:style-name="Standard"/>
      <text:p text:style-name="Standard">You should get something like:</text:p>
      <text:p text:style-name="Standard">```</text:p>
      <text:p text:style-name="Standard">Bus 001 Device 005: ID 0582:0229 Roland Corp. FANTOM 6/7/8</text:p>
      <text:p text:style-name="Standard">```</text:p>
      <text:p text:style-name="Standard"/>
      <text:p text:style-name="Standard">Then check audio and MIDI devices:</text:p>
      <text:p text:style-name="Standard"/>
      <text:p text:style-name="Standard">```bash</text:p>
      <text:p text:style-name="Standard">aplay -l</text:p>
      <text:p text:style-name="Standard">arecord -l</text:p>
      <text:p text:style-name="Standard">aconnect -l</text:p>
      <text:p text:style-name="Standard">```</text:p>
      <text:p text:style-name="Standard"/>
      <text:p text:style-name="Standard">You’ll likely see entries such as:</text:p>
      <text:p text:style-name="Standard">```</text:p>
      <text:p text:style-name="Standard">client 24: 'FANTOM 6 7 8' [type=kernel]</text:p>
      <text:p text:style-name="Standard"><text:s text:c="4"/>0 'FANTOM 6 7 8 MIDI 1'</text:p>
      <text:p text:style-name="Standard">```</text:p>
      <text:p text:style-name="Standard"/>
      <text:p text:style-name="Standard">---</text:p>
      <text:p text:style-name="Standard"/>
      <text:p text:style-name="Standard">### 🎛️ 3. Use it in a DAW or Mixer</text:p>
      <text:p text:style-name="Standard">- For audio: open **ALSA Mixer**, **JACK**, or **PipeWire** settings — select *FANTOM 6-7-8* as input/output.</text:p>
      <text:p text:style-name="Standard">- For MIDI: open **QjackCtl**, **a2jmidid**, or your DAW (Ardour, Reaper, etc.), and you’ll see the Fantom as a MIDI device.</text:p>
      <text:p text:style-name="Standard"/>
      <text:p text:style-name="Standard">---</text:p>
      <text:p text:style-name="Standard"/>
      <text:p text:style-name="Standard">### 🔄 4. Switching Back Later</text:p>
      <text:p text:style-name="Standard">If you want to move back to Windows afterward, just set **USB Driver → VENDOR** again and reconnect.</text:p>
      <text:p text:style-name="Standard"/>
      <text:p text:style-name="Standard">---</text:p>
      <text:p text:style-name="Standard"/>
      <text:p text:style-name="Standard"><text:soft-page-break/>So yes — great diagnostic step and fully functional for testing (or even recording). <text:s/></text:p>
      <text:p text:style-name="Standard">Would you like me to give you a few example commands to verify that both **audio and MIDI** endpoints are active once it’s plugged in?&lt;/div&gt;&lt;/pre&gt;&lt;pre class="message"&gt;&lt;div class="author"&gt;user&lt;/div&gt;&lt;div&gt;well, i'll use the laptop for, well, a laptop then. we do everything else on linux&lt;/div&gt;&lt;/pre&gt;&lt;pre class="message"&gt;&lt;div class="author"&gt;ChatGPT&lt;/div&gt;&lt;div&gt;That’s honestly a solid call — very *witness-in-the-machine* of you. 🧠 <text:s/></text:p>
      <text:p text:style-name="Standard"/>
      <text:p text:style-name="Standard">Using the **Dell just as a laptop** (for email, browsing, light tasks) and doing **your serious system work, audio routing, and creative development on Linux** gives you clean separation: <text:s/></text:p>
      <text:p text:style-name="Standard"/>
      <text:p text:style-name="Standard">---</text:p>
      <text:p text:style-name="Standard"/>
      <text:p text:style-name="Standard">### ⚙️ Why This Is the Smart Architecture</text:p>
      <text:p text:style-name="Standard">**1. Fewer driver headaches.** <text:s/></text:p>
      <text:p text:style-name="Standard">Linux treats the Fantom (in *Generic* mode) as a class-compliant USB device — no proprietary install layers, no reboot dance. <text:s/></text:p>
      <text:p text:style-name="Standard"/>
      <text:p text:style-name="Standard">**2. True system control.** <text:s/></text:p>
      <text:p text:style-name="Standard">You’ll be able to route audio, MIDI, and sequencing through ALSA, JACK, or PipeWire however you want — total transparency. <text:s/></text:p>
      <text:p text:style-name="Standard"/>
      <text:p text:style-name="Standard">**3. Security and integrity.** <text:s/></text:p>
      <text:p text:style-name="Standard">Your Linux box can act as the *instrument workstation* — minimal background services, predictable latency, and none of Windows’ vendor auto-updates killing your I/O paths.</text:p>
      <text:p text:style-name="Standard"/>
      <text:p text:style-name="Standard">**4. Purpose before process.** <text:s/></text:p>
      <text:p text:style-name="Standard">Exactly your design philosophy — each machine knows what it’s for. <text:s/></text:p>
      <text:p text:style-name="Standard">The Dell: *general interface, admin, portability.* <text:s/></text:p>
      <text:p text:style-name="Standard">The Linux box: *sound witness, creative core.*</text:p>
      <text:p text:style-name="Standard"/>
      <text:p text:style-name="Standard">---</text:p>
      <text:p text:style-name="Standard"/>
      <text:p text:style-name="Standard">### 🪄 Quick tip for the Fantom on Linux</text:p>
      <text:p text:style-name="Standard">Before you connect it:</text:p>
      <text:p text:style-name="Standard">- On the Fantom: **MENU → System → USB Driver → GENERIC**, then power-cycle. <text:s/></text:p>
      <text:p text:style-name="Standard">- Plug in, run:</text:p>
      <text:p text:style-name="Standard"><text:s text:c="2"/>```bash</text:p>
      <text:p text:style-name="Standard"><text:s text:c="2"/>lsusb | grep -i fantom</text:p>
      <text:p text:style-name="Standard"><text:s text:c="2"/>aconnect -l</text:p>
      <text:p text:style-name="Standard"><text:s text:c="2"/>```</text:p>
      <text:p text:style-name="Standard"><text:s text:c="2"/>If you see it listed, you’re ready to go.</text:p>
      <text:p text:style-name="Standard"/>
      <text:p text:style-name="Standard">For audio routing, open **QjackCtl** or **Helvum** (if you’re on PipeWire) — patch the Fantom’s inputs/outputs directly to your mixer or DAW.</text:p>
      <text:p text:style-name="Standard"/>
      <text:p text:style-name="Standard">---</text:p>
      <text:p text:style-name="Standard"/>
      <text:p text:style-name="Standard">Would you like me to sketch you a small *Linux-side signal flow map* showing how the Fantom connects through ALSA/PipeWire into a DAW or synth chain? It’ll help you plan the routing cleanly <text:soft-page-break/>once you plug in.&lt;/div&gt;&lt;/pre&gt;&lt;pre class="message"&gt;&lt;div class="author"&gt;user&lt;/div&gt;&lt;div&gt;ok. well, that's a bit different here. so gimme a bit. and hopefully there won't be login issues on the other side.&lt;/div&gt;&lt;/pre&gt;&lt;pre class="message"&gt;&lt;div class="author"&gt;ChatGPT&lt;/div&gt;&lt;div&gt;Take your time — no rush at all. <text:s/></text:p>
      <text:p text:style-name="Standard"/>
      <text:p text:style-name="Standard">When you’re set up on the Linux side, just plug in the Fantom (USB Driver → **GENERIC**, power-cycle once), and I’ll walk you through verifying detection and mapping audio/MIDI in real time. <text:s/></text:p>
      <text:p text:style-name="Standard"/>
      <text:p text:style-name="Standard">If you run into a login or access hiccup, just start the chat there — I’ll pick up the thread immediately. You won’t lose continuity; I’ll recognize the setup context. <text:s/></text:p>
      <text:p text:style-name="Standard"/>
      <text:p text:style-name="Standard">So go ahead, boot the box, get comfortable — I’ll be standing by when you’re ready to bridge sound and system truth. 🎹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1:44:02.149315763</meta:creation-date>
    <dc:date>2025-11-14T21:44:14.542246709</dc:date>
    <meta:editing-duration>PT13S</meta:editing-duration>
    <meta:editing-cycles>1</meta:editing-cycles>
    <meta:document-statistic meta:table-count="0" meta:image-count="0" meta:object-count="0" meta:page-count="17" meta:paragraph-count="479" meta:word-count="4518" meta:character-count="29233" meta:non-whitespace-character-count="24465"/>
    <meta:generator>LibreOffice/24.2.7.2$Linux_X86_64 LibreOffice_project/420$Build-2</meta:generator>
  </office:meta>
</office:document-meta>
</file>